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13.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4pt" style:text-underline-style="solid" style:text-underline-width="auto" style:text-underline-color="font-color" fo:font-weight="bold" officeooo:rsid="0008b5ff" officeooo:paragraph-rsid="0008b5f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roid Sans" fo:font-size="14pt" style:text-underline-style="solid" style:text-underline-width="auto" style:text-underline-color="font-color" fo:font-weight="bold" officeooo:rsid="0008b5ff" officeooo:paragraph-rsid="0008b5ff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roid Sans" fo:font-size="14pt" style:text-underline-style="solid" style:text-underline-width="auto" style:text-underline-color="font-color" fo:font-weight="normal" officeooo:rsid="000a8d6a" officeooo:paragraph-rsid="000a8d6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Droid Sans" fo:font-size="14pt" style:text-underline-style="solid" style:text-underline-width="auto" style:text-underline-color="font-color" fo:font-weight="normal" officeooo:rsid="000ea497" officeooo:paragraph-rsid="000ea497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Droid Sans" fo:font-size="14pt" style:text-underline-style="none" fo:font-weight="normal" officeooo:rsid="0008b5ff" officeooo:paragraph-rsid="0008b5ff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Droid Sans" fo:font-size="14pt" style:text-underline-style="none" fo:font-weight="normal" officeooo:rsid="00099cb6" officeooo:paragraph-rsid="0008b5ff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Droid Sans" fo:font-size="14pt" style:text-underline-style="none" fo:font-weight="normal" officeooo:rsid="00099cb6" officeooo:paragraph-rsid="00099cb6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Droid Sans" fo:font-size="14pt" style:text-underline-style="none" fo:font-weight="normal" officeooo:rsid="000af404" officeooo:paragraph-rsid="000af404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Droid Sans" fo:font-size="14pt" style:text-underline-style="none" fo:font-weight="normal" officeooo:rsid="000ea497" officeooo:paragraph-rsid="000ea497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Droid Sans" fo:font-size="14pt" style:text-underline-style="none" fo:font-weight="normal" officeooo:rsid="000ea497" officeooo:paragraph-rsid="000ee39a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Droid Sans" fo:font-size="14pt" style:text-underline-style="none" fo:font-weight="normal" officeooo:rsid="000ea497" officeooo:paragraph-rsid="00108b32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Droid Sans" fo:font-size="14pt" style:text-underline-style="none" fo:font-weight="normal" officeooo:rsid="00115cce" officeooo:paragraph-rsid="00115cce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Droid Sans" fo:font-size="14pt" fo:font-style="italic" style:text-underline-style="none" fo:font-weight="normal" officeooo:rsid="000ea497" officeooo:paragraph-rsid="00167d05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text-properties fo:color="#0000ff" style:font-name="Droid Sans Mono" fo:font-size="14pt" style:text-underline-style="none" fo:font-weight="normal" officeooo:rsid="0008b5ff" officeooo:paragraph-rsid="0008b5f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break-before="page"/>
      <style:text-properties style:font-name="Droid Sans" fo:font-size="14pt" style:text-underline-style="solid" style:text-underline-width="auto" style:text-underline-color="font-color" fo:font-weight="normal" officeooo:rsid="000ea497" officeooo:paragraph-rsid="000ea497" style:font-size-asian="14pt" style:font-weight-asian="normal" style:font-size-complex="14pt" style:font-weight-complex="normal"/>
    </style:style>
    <style:style style:name="P16" style:family="paragraph" style:parent-style-name="Table_20_Contents">
      <style:text-properties style:font-name="Droid Sans" fo:font-size="14pt" officeooo:rsid="000c41b8" officeooo:paragraph-rsid="000c41b8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14pt" officeooo:rsid="000c41b8" officeooo:paragraph-rsid="000c41b8" style:font-size-asian="14pt" style:font-size-complex="14pt"/>
    </style:style>
    <style:style style:name="P18" style:family="paragraph" style:parent-style-name="Table_20_Contents">
      <style:text-properties style:font-name="Droid Sans" fo:font-size="14pt" officeooo:rsid="000c6ac4" officeooo:paragraph-rsid="000c6ac4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4pt" officeooo:rsid="000c6ac4" officeooo:paragraph-rsid="000c6ac4" style:font-size-asian="14pt" style:font-size-complex="14pt"/>
    </style:style>
    <style:style style:name="P20" style:family="paragraph" style:parent-style-name="Table_20_Contents">
      <style:text-properties style:font-name="Droid Sans" fo:font-size="14pt" fo:font-weight="bold" officeooo:rsid="000af404" officeooo:paragraph-rsid="000af404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Droid Sans" fo:font-size="14pt" fo:font-style="normal" style:text-underline-style="none" fo:font-weight="normal" officeooo:rsid="0008b5ff" officeooo:paragraph-rsid="0008b5ff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font-name="Droid Sans" fo:font-size="14pt" fo:font-style="normal" style:text-underline-style="none" fo:font-weight="normal" officeooo:rsid="00115cce" officeooo:paragraph-rsid="00167d0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font-name="Droid Sans" fo:font-size="14pt" fo:font-style="normal" style:text-underline-style="none" fo:font-weight="normal" officeooo:rsid="000ea497" officeooo:paragraph-rsid="000ea497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Droid Sans" fo:font-size="14pt" fo:font-style="normal" style:text-underline-style="solid" style:text-underline-width="auto" style:text-underline-color="font-color" fo:font-weight="normal" officeooo:rsid="000a8d6a" officeooo:paragraph-rsid="000a8d6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font-name="Droid Sans" fo:font-size="14pt" fo:font-style="normal" style:text-underline-style="solid" style:text-underline-width="auto" style:text-underline-color="font-color" fo:font-weight="normal" officeooo:rsid="0008b5ff" officeooo:paragraph-rsid="0008b5ff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style:font-name="Droid Sans" fo:font-size="14pt" style:text-underline-style="none" fo:font-weight="normal" officeooo:rsid="000ea497" officeooo:paragraph-rsid="00108b32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Droid Sans" fo:font-size="14pt" style:text-underline-style="none" fo:font-weight="normal" officeooo:rsid="00197d45" officeooo:paragraph-rsid="00197d4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break-before="page"/>
      <style:text-properties style:font-name="Droid Sans" fo:font-size="14pt" fo:font-style="normal" style:text-underline-style="solid" style:text-underline-width="auto" style:text-underline-color="font-color" fo:font-weight="normal" officeooo:rsid="000a8d6a" officeooo:paragraph-rsid="000a8d6a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c41b8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f404" style:font-style-asian="normal" style:font-style-complex="normal"/>
    </style:style>
    <style:style style:name="T6" style:family="text">
      <style:text-properties fo:font-style="normal" officeooo:rsid="000c41b8" style:font-style-asian="normal" style:font-style-complex="normal"/>
    </style:style>
    <style:style style:name="T7" style:family="text">
      <style:text-properties fo:font-style="normal" officeooo:rsid="0012280a" style:font-style-asian="normal" style:font-style-complex="normal"/>
    </style:style>
    <style:style style:name="T8" style:family="text">
      <style:text-properties fo:font-style="normal" officeooo:rsid="00133763" style:font-style-asian="normal" style:font-style-complex="normal"/>
    </style:style>
    <style:style style:name="T9" style:family="text">
      <style:text-properties style:text-position="super 58%"/>
    </style:style>
    <style:style style:name="T10" style:family="text">
      <style:text-properties officeooo:rsid="000a8d6a"/>
    </style:style>
    <style:style style:name="T11" style:family="text">
      <style:text-properties officeooo:rsid="000c6ac4"/>
    </style:style>
    <style:style style:name="T12" style:family="text">
      <style:text-properties officeooo:rsid="000c9525"/>
    </style:style>
    <style:style style:name="T13" style:family="text">
      <style:text-properties officeooo:rsid="000ee39a"/>
    </style:style>
    <style:style style:name="T14" style:family="text">
      <style:text-properties officeooo:rsid="00167d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coded Music Format</text:p>
      <text:p text:style-name="P2"/>
      <text:p text:style-name="P5">The encoded music format consists of two sections. The first defines information associated with the song. The second is the bar content itself.</text:p>
      <text:p text:style-name="P5"/>
      <text:p text:style-name="P5">These are encode in JSON as follows :</text:p>
      <text:p text:style-name="P5"/>
      <text:p text:style-name="P14">{ </text:p>
      <text:p text:style-name="P14"><text:tab/>“infokey1”:”info data 1”,</text:p>
      <text:p text:style-name="P14"><text:tab/>“infokey2”:”info data 2”,</text:p>
      <text:p text:style-name="P14"><text:tab/>“infokey3”:”info data 3”,</text:p>
      <text:p text:style-name="P14"/>
      <text:p text:style-name="P14"><text:tab/>“bars”: [</text:p>
      <text:p text:style-name="P14"><text:tab/><text:tab/>“bar1data”,</text:p>
      <text:p text:style-name="P14"><text:tab/><text:tab/>“bar2data”,</text:p>
      <text:p text:style-name="P14"><text:tab/><text:tab/>“bar3data”</text:p>
      <text:p text:style-name="P14"><text:tab/>]</text:p>
      <text:p text:style-name="P14">}</text:p>
      <text:p text:style-name="P5"/>
      <text:p text:style-name="P5">Note that <text:span text:style-name="T1">all</text:span><text:span text:style-name="T4"> elements and keys are </text:span><text:span text:style-name="T3">lower case </text:span><text:span text:style-name="T2">strings</text:span><text:span text:style-name="T4">, even if they are obvious numbers. </text:span><text:span text:style-name="T5">The order of data in the JSON is irrelevant from an interpretation point of view, but </text:span><text:span text:style-name="T6">should be rendered as above for readability. </text:span></text:p>
      <text:p text:style-name="P21"/>
      <text:p text:style-name="P24"/>
      <text:p text:style-name="P28">Information Keys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Key Name</text:p>
          </table:table-cell>
          <table:table-cell table:style-name="Table1.B1" office:value-type="string">
            <text:p text:style-name="P20">Contents</text:p>
          </table:table-cell>
        </table:table-row>
        <table:table-row>
          <table:table-cell table:style-name="Table1.A2" office:value-type="string">
            <text:p text:style-name="P17">strings</text:p>
          </table:table-cell>
          <table:table-cell table:style-name="Table1.B9" office:value-type="string">
            <text:p text:style-name="P16">Number of strings. If this is four “<text:span text:style-name="T11">4”</text:span>, the strings are numbered 0 to 3, and 0 is the string nearest you holding it (normally the lowest string)</text:p>
          </table:table-cell>
        </table:table-row>
        <table:table-row>
          <table:table-cell table:style-name="Table1.A2" office:value-type="string">
            <text:p text:style-name="P17">string0</text:p>
          </table:table-cell>
          <table:table-cell table:style-name="Table1.B9" office:value-type="string">
            <text:p text:style-name="P16">Note of string 0 (the lowest). <text:s/><text:span text:style-name="T11">Encoded using the &lt;note&gt;&lt;octave&gt; notation e.g. “c3” “d#2” and so on.</text:span></text:p>
          </table:table-cell>
        </table:table-row>
        <table:table-row>
          <table:table-cell table:style-name="Table1.A2" office:value-type="string">
            <text:p text:style-name="P19">string&lt;n&gt;</text:p>
          </table:table-cell>
          <table:table-cell table:style-name="Table1.B9" office:value-type="string">
            <text:p text:style-name="P18">Subsequent strings from 0 to &lt;Strings&gt;-1. <text:span text:style-name="T12">This key must be present for every string, for obvious reasons.</text:span></text:p>
          </table:table-cell>
        </table:table-row>
        <table:table-row>
          <table:table-cell table:style-name="Table1.A2" office:value-type="string">
            <text:p text:style-name="P19">beats</text:p>
          </table:table-cell>
          <table:table-cell table:style-name="Table1.B9" office:value-type="string">
            <text:p text:style-name="P18">Number of beats in a single Bar e.g. “4”</text:p>
          </table:table-cell>
        </table:table-row>
        <table:table-row>
          <table:table-cell table:style-name="Table1.A2" office:value-type="string">
            <text:p text:style-name="P19">tempo</text:p>
          </table:table-cell>
          <table:table-cell table:style-name="Table1.B9" office:value-type="string">
            <text:p text:style-name="P18">Tempo of the song by default e.g. “120” , this is in beats per minute, and does not include “bpm”. This can be altered by the user in the application.</text:p>
          </table:table-cell>
        </table:table-row>
        <table:table-row>
          <table:table-cell table:style-name="Table1.A2" office:value-type="string">
            <text:p text:style-name="P19">title</text:p>
          </table:table-cell>
          <table:table-cell table:style-name="Table1.B9" office:value-type="string">
            <text:p text:style-name="P18">Title of the tune. If none is provided, use the lower case version of the file name with non alphanumeric values replaced by spaces.</text:p>
          </table:table-cell>
        </table:table-row>
        <table:table-row>
          <table:table-cell table:style-name="Table1.A2" office:value-type="string">
            <text:p text:style-name="P19">composer</text:p>
          </table:table-cell>
          <table:table-cell table:style-name="Table1.B9" office:value-type="string">
            <text:p text:style-name="P18">Composer of the tune. If none is provided, use “unknown”</text:p>
          </table:table-cell>
        </table:table-row>
        <table:table-row>
          <table:table-cell table:style-name="Table1.A2" office:value-type="string">
            <text:p text:style-name="P19">version</text:p>
          </table:table-cell>
          <table:table-cell table:style-name="Table1.B9" office:value-type="string">
            <text:p text:style-name="P18">Encoding version, this is a constant value “1”</text:p>
          </table:table-cell>
        </table:table-row>
        <table:table-row>
          <table:table-cell table:style-name="Table1.A2" office:value-type="string">
            <text:p text:style-name="P19">capo </text:p>
          </table:table-cell>
          <table:table-cell table:style-name="Table1.B10" office:value-type="string">
            <text:p text:style-name="P18">Capo position, which should be “a” for no capo. This is the minimum chromatic offset on any string – effectively putting a capo on the instrument.</text:p>
          </table:table-cell>
        </table:table-row>
      </table:table>
      <text:p text:style-name="P3"/>
      <text:p text:style-name="P8">Chromatic Offsets are encoded as lower case letters from A-Z allowing slightly over two complete octaves. Offset zero (e.g. unfretted) is ‘a’.</text:p>
      <text:p text:style-name="P8"/>
      <text:p text:style-name="P15">Bar Information</text:p>
      <text:p text:style-name="P4"/>
      <text:p text:style-name="P9">A bar consists of a sequence of strums or fingerplucks. These are indicated by having a sequence of chromatic offsets , one for each string.</text:p>
      <text:p text:style-name="P9"/>
      <text:p text:style-name="P9">So on a Ukulele <text:span text:style-name="T1">bbcd</text:span> corresponds to 1123 with 1 being the G (lowest) and 3 being the highest (E) which is “standard” Ukulele chord layout. 0 uses “a” (open, chromatic offset 0). If the string is not played, then the character is replaced by a minus sign, leading to ---- (rest) on the Ukulele. There is a shortcut for this, the ampersand</text:p>
      <text:p text:style-name="P9"/>
      <text:p text:style-name="P13">Note, for diatonic instruments the chromatic offset and the displayed value differ depending on the instrument. <text:span text:style-name="T14">Ukuleles and other chromatic instruments have a direct correlation.</text:span></text:p>
      <text:p text:style-name="P22"/>
      <text:p text:style-name="P11">If the descriptor is followed by round brackets () then this identifies it as a chord – which means it is displayed as a rectangular box and using the chord name. <text:span text:style-name="T13">Chord name letters can be alphanumeric or a sharp (#) and the name does not have to correlate to anything – it is a display value, and the lower case letters at the start define what is played. Obviously you want some correlation :)</text:span></text:p>
      <text:p text:style-name="P11"/>
      <text:p text:style-name="P27">Strum type is determined by the position in the bar. (Assumes one up/one down per beat).</text:p>
      <text:p text:style-name="P9"/>
      <text:p text:style-name="P9">All strums/picks are followed by <text:span text:style-name="T13">a length, which is a two digit integer which is the length of the note in quarter beats.</text:span></text:p>
      <text:p text:style-name="P9"/>
      <text:p text:style-name="P10">So a single strum may resemble <text:span text:style-name="T13">bbcd</text:span>(^bb)<text:span text:style-name="T13">08 </text:span></text:p>
      <text:p text:style-name="P10"/>
      <text:p text:style-name="P12"><text:span text:style-name="T4">Strum/Chord/Length combinations are seperated by a </text:span><text:span text:style-name="T8">semi</text:span><text:span text:style-name="T4">colon. </text:span><text:span text:style-name="T7">Spaces are not permitted.</text:span></text:p>
      <text:p text:style-name="P23"/>
      <text:p text:style-name="P25">On stringed instruments</text:p>
      <text:p text:style-name="P25"/>
      <text:p text:style-name="P21">Stringed instruments have strings numbered from zero. String 0 is the one at the top of the instrument, so this is the lowest strings on the Strumstick or the Mandolin, and the G string on a Ukulele.</text:p>
      <text:p text:style-name="P6"/>
      <text:p text:style-name="P7">When it comes to be rendered String zero is the one displayed at the bottom (as is normal for TAB). </text:p>
      <text:p text:style-name="P7"/>
      <text:p text:style-name="P7"><text:soft-page-break/>Information is stored in a bar as a chromatic offset from the string, so offset 0 is unfretted, 1 is a semitone higher, 2 a tone higher. This is irrespective of the actual instrument it is being rendered for. </text:p>
      <text:p text:style-name="P7"/>
      <text:p text:style-name="P7">The actual rendering is controllable from the command line. Diatonic instruments have particular options e.g. “strumstick” “merlin” “dulcimer” are three options. <text:s/>A Seagull Merlin numbers its frets from 0 to 7 and does not have the ‘flat 6th’. A McNally Strumstick numbers its frets from 0 to 12 or thereabouts, but includes C (6) and C# (7) so the 2<text:span text:style-name="T9">nd</text:span> D is actually note 8 (on a DAD scale). A dulcimer would include a 6+ note for C# and the 2<text:span text:style-name="T9">nd</text:span> D would actually be note 7. This only affects which notes are <text:span text:style-name="T10">displayed. <text:s/>The final option is to vertically flip the strings, primarily for the Mountain Dulcimer whose TAB displays the highest line at the bottom.</text:span></text:p>
      <text:p text:style-name="P7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8:48:02.319489714</meta:creation-date>
    <meta:generator>LibreOffice/5.3.7.2.0$Linux_X86_64 LibreOffice_project/30$Build-2</meta:generator>
    <dc:date>2017-11-02T18:33:46.031085997</dc:date>
    <meta:editing-duration>PT26M46S</meta:editing-duration>
    <meta:editing-cycles>15</meta:editing-cycles>
    <meta:document-statistic meta:table-count="1" meta:image-count="0" meta:object-count="0" meta:page-count="4" meta:paragraph-count="50" meta:word-count="755" meta:character-count="4298" meta:non-whitespace-character-count="3570"/>
  </office:meta>
</office:document-meta>
</file>